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Andale Sans UI" svg:font-family="'Andale Sans UI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P1" style:family="paragraph" style:parent-style-name="Absatz_20_Normal">
      <style:text-properties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гaсударства, в частности, указал, что "предлагаемые законопрaектом изменения и дополнения лишь частично <text:bookmark-start text:name="DDE_LINK1"/>решаaт<text:bookmark-end text:name="DDE_LINK1"/> проблему обеспечения соответствия Гражданского процессуального кодекса РСФСР Конституции Российской Федерации и системе законодательства в целом". Президент Российской Федерации высказал ряд <text:bookmark-start text:name="DDE_LINK2"/>кaнкретных<text:bookmark-end text:name="DDE_LINK2"/> замечаний по тексту представленного законопроекта.</text:p>
      <text:p text:style-name="P1"/>
      <text:p text:style-name="P1">гaсударства, в частности, указал, что "предлагаемые законопрaектом изменения и дополнения лишь частично решаaт проблему обеспечения соответствия Гражданского процессуального кодекса РСФСР Конституции Российской Федерации и системе законодательства в целом". Президент Российской Федерации высказал ряд кaнкретных замечаний по тексту представленного законопроекта.</text:p>
      <text:p text:style-name="P1"/>
      <text:p text:style-name="P1">гaсударства, в частности, указал, что "предлагаемые законопрaектом изменения и дополнения лишь частично решаaт проблему обеспечения соответствия Гражданского процессуального кодекса РСФСР Конституции Российской Федерации и системе законодательства в целом". Президент Российской Федерации высказал ряд кaнкретных замечаний по тексту представленного законопроект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Andale Sans UI" svg:font-family="'Andale Sans UI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de" fo:country="DE" style:font-name-asian="Andale Sans UI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HG Mincho Light J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Absatz_20_Normal" style:display-name="Absatz Normal" style:family="paragraph" style:parent-style-name="Standard">
      <style:paragraph-properties fo:margin-top="0.0783in" fo:margin-bottom="0.0783in" fo:text-align="justify" style:justify-single-word="false" fo:orphans="2" fo:widows="2" fo:hyphenation-ladder-count="2"/>
      <style:text-properties style:letter-kerning="true" fo:hyphenate="true" fo:hyphenation-remain-char-count="2" fo:hyphenation-push-char-count="2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Sparc OpenOffice.org_project/680m145$Build-8989</meta:generator>
    <meta:initial-creator>Helge Delfs</meta:initial-creator>
    <meta:creation-date>2006-09-07T15:06:36</meta:creation-date>
    <dc:creator>Helge Delfs</dc:creator>
    <dc:date>2006-09-07T15:32:29</dc:date>
    <dc:language>de-DE</dc:language>
    <meta:editing-cycles>3</meta:editing-cycles>
    <meta:editing-duration>PT25M5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117" meta:character-count="1089"/>
  </office:meta>
</office:document-meta>
</file>